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ills Sans" svg:font-family="'Gills Sans'" style:font-family-generic="swiss"/>
    <style:font-face style:name="Segoe UI1" svg:font-family="'Segoe UI'" style:font-family-generic="swiss"/>
    <style:font-face style:name="Aharoni" svg:font-family="Aharoni" style:font-pitch="variable"/>
    <style:font-face style:name="DaunPenh" svg:font-family="DaunPenh" style:font-pitch="variable"/>
    <style:font-face style:name="Javanese Text" svg:font-family="'Javanese Text'" style:font-pitch="variable"/>
    <style:font-face style:name="Modern" svg:font-family="Modern" style:font-family-generic="modern" style:font-pitch="variable"/>
    <style:font-face style:name="Andalus" svg:font-family="Andalus"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Euphemia" svg:font-family="Euphemia" style:font-family-generic="swiss" style:font-pitch="variable"/>
    <style:font-face style:name="Franklin Gothic Medium" svg:font-family="'Franklin Gothic Medium'" style:font-family-generic="swiss" style:font-pitch="variable"/>
    <style:font-face style:name="Iskoola Pota" svg:font-family="'Iskoola Pot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2"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777b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9a64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2" style:family="paragraph" style:parent-style-name="Footer">
      <style:paragraph-properties fo:text-align="center" style:justify-single-word="false"/>
      <style:text-properties style:font-name="Calibri" fo:font-size="10pt" officeooo:paragraph-rsid="00148e16" style:font-size-asian="10pt" style:font-size-complex="10pt"/>
    </style:style>
    <style:style style:name="P13"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14"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15"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officeooo:rsid="00148e16"/>
    </style:style>
    <style:style style:name="T3" style:family="text">
      <style:text-properties fo:font-style="italic" style:font-style-asian="italic" style:font-style-complex="italic"/>
    </style:style>
    <style:style style:name="T4" style:family="text">
      <style:text-properties officeooo:rsid="00187360"/>
    </style:style>
    <style:style style:name="T5" style:family="text">
      <style:text-properties officeooo:rsid="0019a641"/>
    </style:style>
    <style:style style:name="T6" style:family="text">
      <style:text-properties officeooo:rsid="0019b434"/>
    </style:style>
    <style:style style:name="T7" style:family="text">
      <style:text-properties officeooo:rsid="001c3834"/>
    </style:style>
    <style:style style:name="T8" style:family="text">
      <style:text-properties officeooo:rsid="00200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_NAME)</text:p>
      <text:p text:style-name="P4"/>
      <text:p text:style-name="P2">Overview</text:p>
      <text:p text:style-name="P6"/>
      <text:p text:style-name="P5">$(GAME_NAME) is a two dimensional top-down competitive shooter inspired by competitive arena first-person shooters such as Quake, Unreal Tournament, and Team Fortress 2.</text:p>
      <text:p text:style-name="P8"><draw:frame draw:style-name="fr1" draw:name="Image1" text:anchor-type="paragraph" svg:x="0cm" svg:y="0cm" svg:width="17cm" svg:height="10.162cm" draw:z-index="0"><draw:image xlink:href="Pictures/1000000000000323000001E0201BB775.png" xlink:type="simple" xlink:show="embed" xlink:actuate="onLoad"/></draw:frame>Game-play <text:span text:style-name="T6">takes place</text:span> <text:span text:style-name="T8">in</text:span> levels varying in size from small to large, known as <text:span text:style-name="T3">maps</text:span>. In general, maps will be designed for one or several game modes and will not be playable on game mode<text:span text:style-name="T5">s</text:span> for which it was not designed, <text:span text:style-name="T4">although the map system allows for maps which support all game modes.</text:span></text:p>
      <text:p text:style-name="P8"/>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1">In the mock-up drawing shown above, players are shown with their respective lines of sight, indicating the direction in which they are looking. Not shown in the drawing, lines of sight <text:span text:style-name="T7">are</text:span> obscured by parts of the level such as walls and the <text:span text:style-name="T3">Crate Corp.</text:span> crate. <text:span text:style-name="T7">The grey faded area indicates a lower floor of the map. If players are on the correct side of the passage entrance, some of it will be visible (fading out further away) and they will be able to go through it. Otherwise, it will not be visible and they will just walk over it like normal </text:span><text:soft-page-break/><text:span text:style-name="T7">floor.</text:span></text:p>
      <text:p text:style-name="P5"/>
      <text:p text:style-name="P3">Game Modes</text:p>
      <text:p text:style-name="P7"/>
      <text:p text:style-name="P9">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ills Sans" svg:font-family="'Gills Sans'" style:font-family-generic="swiss"/>
    <style:font-face style:name="Segoe UI1" svg:font-family="'Segoe UI'" style:font-family-generic="swiss"/>
    <style:font-face style:name="Aharoni" svg:font-family="Aharoni" style:font-pitch="variable"/>
    <style:font-face style:name="DaunPenh" svg:font-family="DaunPenh" style:font-pitch="variable"/>
    <style:font-face style:name="Javanese Text" svg:font-family="'Javanese Text'" style:font-pitch="variable"/>
    <style:font-face style:name="Modern" svg:font-family="Modern" style:font-family-generic="modern" style:font-pitch="variable"/>
    <style:font-face style:name="Andalus" svg:font-family="Andalus"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Euphemia" svg:font-family="Euphemia" style:font-family-generic="swiss" style:font-pitch="variable"/>
    <style:font-face style:name="Franklin Gothic Medium" svg:font-family="'Franklin Gothic Medium'" style:font-family-generic="swiss" style:font-pitch="variable"/>
    <style:font-face style:name="Iskoola Pota" svg:font-family="'Iskoola Pot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3"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4"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8e16"/>
    </style:style>
    <style:style style:name="MT2"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MP09085 Mobile Games Development</text:span></text:p>
        <text:p text:style-name="MP2">B00203930</text:p>
        <text:p text:style-name="MP3"/>
        <text:p text:style-name="MP3">© <text:span text:style-name="MT2">2014 David Farrell</text:span></text:p>
        <text:p text:style-name="MP4">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09:43:31.617000000</dc:date>
    <meta:editing-duration>PT56M33S</meta:editing-duration>
    <meta:editing-cycles>5</meta:editing-cycles>
    <meta:generator>LibreOffice/4.2.0.4$Windows_x86 LibreOffice_project/05dceb5d363845f2cf968344d7adab8dcfb2ba71</meta:generator>
    <meta:document-statistic meta:table-count="0" meta:image-count="1" meta:object-count="0" meta:page-count="2" meta:paragraph-count="12" meta:word-count="246" meta:character-count="1390" meta:non-whitespace-character-count="1156"/>
  </office:meta>
</office:document-meta>
</file>